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paragraph-properties fo:text-align="justify" style:justify-single-word="false"/>
      <style:text-properties style:font-name="Adobe Garamond Pro" officeooo:rsid="001a03ed" officeooo:paragraph-rsid="001a03ed"/>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1eed" officeooo:paragraph-rsid="00391eed"/>
    </style:style>
    <style:style style:name="P18" style:family="paragraph" style:parent-style-name="Standard">
      <style:paragraph-properties fo:text-align="justify" style:justify-single-word="false"/>
      <style:text-properties style:font-name="Adobe Garamond Pro" officeooo:rsid="0039a333" officeooo:paragraph-rsid="003a0f03"/>
    </style:style>
    <style:style style:name="P19" style:family="paragraph" style:parent-style-name="Standard">
      <style:paragraph-properties fo:text-align="justify" style:justify-single-word="false"/>
      <style:text-properties style:font-name="Adobe Garamond Pro" officeooo:rsid="0039a333" officeooo:paragraph-rsid="00406303"/>
    </style:style>
    <style:style style:name="P20" style:family="paragraph" style:parent-style-name="Standard">
      <style:paragraph-properties fo:text-align="justify" style:justify-single-word="false"/>
      <style:text-properties style:font-name="Adobe Garamond Pro" officeooo:rsid="0039a333" officeooo:paragraph-rsid="0040d34c"/>
    </style:style>
    <style:style style:name="P21" style:family="paragraph" style:parent-style-name="Standard">
      <style:paragraph-properties fo:text-align="justify" style:justify-single-word="false"/>
      <style:text-properties style:font-name="Adobe Garamond Pro" officeooo:rsid="0039a333" officeooo:paragraph-rsid="0041ab9b"/>
    </style:style>
    <style:style style:name="P22" style:family="paragraph" style:parent-style-name="Standard">
      <style:paragraph-properties fo:text-align="justify" style:justify-single-word="false"/>
      <style:text-properties style:font-name="Adobe Garamond Pro" officeooo:rsid="003f0d2f" officeooo:paragraph-rsid="003f0d2f"/>
    </style:style>
    <style:style style:name="P23" style:family="paragraph" style:parent-style-name="Standard">
      <style:paragraph-properties fo:text-align="justify" style:justify-single-word="false"/>
      <style:text-properties style:font-name="Adobe Garamond Pro" officeooo:rsid="001ae867" officeooo:paragraph-rsid="0040d34c"/>
    </style:style>
    <style:style style:name="P24" style:family="paragraph" style:parent-style-name="Standard">
      <style:paragraph-properties fo:text-align="justify" style:justify-single-word="false"/>
      <style:text-properties style:font-name="Adobe Garamond Pro" officeooo:rsid="001ae867" officeooo:paragraph-rsid="0045b7ce"/>
    </style:style>
    <style:style style:name="P25" style:family="paragraph" style:parent-style-name="Standard">
      <style:paragraph-properties fo:text-align="justify" style:justify-single-word="false"/>
      <style:text-properties style:font-name="Adobe Garamond Pro" officeooo:rsid="003d4636" officeooo:paragraph-rsid="003d4636"/>
    </style:style>
    <style:style style:name="P26" style:family="paragraph" style:parent-style-name="Standard">
      <style:paragraph-properties fo:text-align="justify" style:justify-single-word="false"/>
      <style:text-properties style:font-name="Adobe Garamond Pro" officeooo:rsid="0045b7ce" officeooo:paragraph-rsid="0045b7ce"/>
    </style:style>
    <style:style style:name="P27" style:family="paragraph" style:parent-style-name="Standard">
      <style:text-properties style:font-name="Adobe Garamond Pro" officeooo:rsid="00338cdf" officeooo:paragraph-rsid="00478f4a"/>
    </style:style>
    <style:style style:name="P28" style:family="paragraph" style:parent-style-name="Standard">
      <style:text-properties style:font-name="Adobe Garamond Pro" officeooo:rsid="00478f4a" officeooo:paragraph-rsid="00478f4a"/>
    </style:style>
    <style:style style:name="P29" style:family="paragraph" style:parent-style-name="Standard">
      <style:paragraph-properties fo:text-align="justify" style:justify-single-word="false"/>
      <style:text-properties style:font-name="Adobe Garamond Pro" officeooo:rsid="004b251b" officeooo:paragraph-rsid="004b251b"/>
    </style:style>
    <style:style style:name="P30" style:family="paragraph" style:parent-style-name="Standard">
      <style:paragraph-properties fo:text-align="justify" style:justify-single-word="false"/>
      <style:text-properties style:font-name="Adobe Garamond Pro" officeooo:rsid="004f896e" officeooo:paragraph-rsid="004f896e"/>
    </style:style>
    <style:style style:name="P31" style:family="paragraph" style:parent-style-name="Standard">
      <style:paragraph-properties fo:text-align="justify" style:justify-single-word="false"/>
      <style:text-properties style:font-name="Adobe Garamond Pro" officeooo:rsid="005048f9" officeooo:paragraph-rsid="00512052"/>
    </style:style>
    <style:style style:name="P32" style:family="paragraph" style:parent-style-name="Standard">
      <style:paragraph-properties fo:text-align="justify" style:justify-single-word="false"/>
      <style:text-properties style:font-name="Adobe Garamond Pro" officeooo:rsid="00512052" officeooo:paragraph-rsid="00512052"/>
    </style:style>
    <style:style style:name="P33" style:family="paragraph" style:parent-style-name="Standard">
      <style:text-properties style:font-name="Adobe Garamond Pro Bold1" officeooo:rsid="001a03ed" officeooo:paragraph-rsid="001a03ed"/>
    </style:style>
    <style:style style:name="P34" style:family="paragraph" style:parent-style-name="Standard">
      <style:text-properties style:font-name="Adobe Garamond Pro Bold1" officeooo:rsid="002895d8" officeooo:paragraph-rsid="002895d8"/>
    </style:style>
    <style:style style:name="P35" style:family="paragraph" style:parent-style-name="Standard">
      <style:text-properties style:font-name="Adobe Garamond Pro Bold" officeooo:rsid="001ae867" officeooo:paragraph-rsid="001ae867"/>
    </style:style>
    <style:style style:name="P36" style:family="paragraph" style:parent-style-name="Standard">
      <style:paragraph-properties fo:text-align="justify" style:justify-single-word="false"/>
      <style:text-properties style:font-name="Adobe Garamond Pro" officeooo:rsid="00512052" officeooo:paragraph-rsid="00512052"/>
    </style:style>
    <style:style style:name="P37" style:family="paragraph" style:parent-style-name="Standard">
      <style:paragraph-properties fo:text-align="justify" style:justify-single-word="false"/>
      <style:text-properties style:font-name="Adobe Garamond Pro" officeooo:rsid="0053dee6" officeooo:paragraph-rsid="0055bc75"/>
    </style:style>
    <style:style style:name="P38" style:family="paragraph" style:parent-style-name="Standard">
      <style:paragraph-properties fo:text-align="justify" style:justify-single-word="false"/>
      <style:text-properties style:font-name="Adobe Garamond Pro" officeooo:rsid="001a03ed" officeooo:paragraph-rsid="001a03ed"/>
    </style:style>
    <style:style style:name="P39" style:family="paragraph" style:parent-style-name="Standard">
      <style:paragraph-properties fo:text-align="justify" style:justify-single-word="false"/>
      <style:text-properties style:font-name="Adobe Garamond Pro" officeooo:rsid="0055bc75" officeooo:paragraph-rsid="0055bc75"/>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style:style style:name="T28" style:family="text">
      <style:text-properties officeooo:rsid="004e137f"/>
    </style:style>
    <style:style style:name="T29" style:family="text">
      <style:text-properties officeooo:rsid="005048f9"/>
    </style:style>
    <style:style style:name="T30" style:family="text">
      <style:text-properties officeooo:rsid="0050eaa6"/>
    </style:style>
    <style:style style:name="T31" style:family="text">
      <style:text-properties officeooo:rsid="00512052"/>
    </style:style>
    <style:style style:name="T32" style:family="text">
      <style:text-properties officeooo:rsid="0052859d"/>
    </style:style>
    <style:style style:name="T33" style:family="text">
      <style:text-properties officeooo:rsid="0055bc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27">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7"/>
      <text:p text:style-name="P28">Ny est un OS. Naît des déchets de l'Atome et de la fouille des songes de l'Homme. <text:span text:style-name="T27">Il y a une rivalité de classe entre l'OS et les Applis.</text:span></text:p>
      <text:p text:style-name="P5"><text:soft-page-break/></text:p>
      <text:p text:style-name="P16">Nous avons fait dérailler quelque chose.</text:p>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34">Temps 0 / <text:span text:style-name="T28">Bois de luttes </text:span></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33">Temps 1 / <text:span text:style-name="T28">Viens donc brûler l'Grand Mât </text:span></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35">Temps 2 / <text:span text:style-name="T28">Chiendent </text:span></text:p>
      <text:p text:style-name="P22">= C'est un rythme </text:p>
      <text:p text:style-name="P17">-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7">-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7">-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7">-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8">- Aux Hordeaux, la purge a débuté, d'abord silencieuse. Efrim cherche à effacer toute trace de l'action de Lalouve et des ses soutiens. Céphis <text:span text:style-name="T21">se sent devenir</text:span> une cible privilégié.</text:p>
      <text:p text:style-name="P19">- <text:span text:style-name="T23">Il y a un sauvetage d'Appli. Ohm raconte à Esther sa propre évasion. La jambe d'Esther la travail, la </text:span><text:soft-page-break/><text:span text:style-name="T23">lance. Elle n'est plus aussi mobile qu'avant mais doit tout de même suivre le groupe. </text:span></text:p>
      <text:p text:style-name="P18">- <text:span text:style-name="T21">Merle est plongée dans son premier souvenir. Une poignée de secondes. Le temps pour elle de sentir une présence. Elle doit ensuite le décrire, le taguer, le traduire. </text:span></text:p>
      <text:p text:style-name="P18">-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9">- <text:span text:style-name="T22">Efrim est fou de rage contre l'appel de Céphis. Les 3 sœurs font comprendre à Céphis qu'il est Lalouve. Céphis raconte Lalouve. Il doit se placer en opposant.</text:span></text:p>
      <text:p text:style-name="P21">-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20">- <text:span text:style-name="T24">Les Herbes préparent une action mais pas directement contre la centrale. Norsona raconte à Esther son passé tendue avec Lalouve et le positionnement des Herbes.</text:span></text:p>
      <text:p text:style-name="P20">- <text:span text:style-name="T16">Céphis défie Efrim. </text:span></text:p>
      <text:p text:style-name="P20"/>
      <text:p text:style-name="P35">Temps 3 / <text:span text:style-name="T28">Les Ogres </text:span></text:p>
      <text:p text:style-name="P23">-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3">- <text:span text:style-name="T25">Esther ne parvient pas à convaincre Norsona d'intervenir. De suivre Céphis. Dépitée elle part seule pour la Centrale afin de libérer – elle l'espère – Merle. Ohm et Qassim la rejoigne finalement.</text:span></text:p>
      <text:p text:style-name="P23">- <text:span text:style-name="T25">Avec l'aide de ses quo-détenue, Merle parvient à replonger hors des heures prévues. Elle en a besoin. Elle veut reparler à Ny.</text:span></text:p>
      <text:p text:style-name="P23">- <text:span text:style-name="T25">Les abords de la Centrale sont déserts. Attirés par Céphis, il n'y a plus de Milicien pour la garder. Une Ourse les guides jusqu'à l’élevage où elle trouve un passage pour le cœur de la Centrale.</text:span></text:p>
      <text:p text:style-name="P24">- <text:span text:style-name="T26">Céphis et les militants sont acculés. Il apprend que Courtecuisse en a profiter pour prendre l'Hordeaux. Ils ne peuvent plus reculer.</text:span></text:p>
      <text:p text:style-name="P23">- <text:span text:style-name="T26">Merle se lie à Ny, fusionne avec lui. Ny la prévient qu'une bête approche. ''Libère moi'' dit-elle. Ny provoque une baisse de tension dans les défenses. </text:span></text:p>
      <text:p text:style-name="P26">- Pénétrer dans la Centrale a rendu Ohm dingue. C'est un monstre qui ravage tout. Les serveurs de souvenirs … Il s'en prend même à Esther qui doit le fuir et s'enfoncer plus profondément dans les entrailles de la Centrale.</text:p>
      <text:p text:style-name="P26">-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6">- Courtecuisse est revenu à la Centrale, blessé par Émildä et Léonie. Il interrompt Merle et Ny. Merle et les détenues le tuent.</text:p>
      <text:p text:style-name="P26">- Esther retrouve Merle et décide de la sortir de là, des enfers. Elles sont alors rattrapées par Ohm. Canante se sacrifie. <text:s/></text:p>
      <text:p text:style-name="P23"/>
      <text:p text:style-name="P23"/>
      <text:p text:style-name="P26">Ny à travers Ohm est une entité maléfique </text:p>
      <text:p text:style-name="P25"/>
      <text:p text:style-name="P6"><text:s/></text:p>
      <text:p text:style-name="P6"/>
      <text:p text:style-name="P6"/>
      <text:p text:style-name="P6"/>
      <text:p text:style-name="P6"/>
      <text:p text:style-name="P30"><text:soft-page-break/>Il y a l'étincelle et le vent.</text:p>
      <text:p text:style-name="P30">Le vent qui de nouveau s'accroche aux cheveux d'Esther <text:span text:style-name="T29">et</text:span> <text:span text:style-name="T30">se couche sur</text:span> les gouttes de sueurs de son front, <text:span text:style-name="T29">il </text:span>descend <text:span text:style-name="T29">sans peine</text:span> le long de son dos et coure jusqu'à la pointe de ses <text:span text:style-name="T30">mains</text:span>. Jusqu'à la pièce d<text:span text:style-name="T30">'étain</text:span>, de cordes et d'acier, qui sous les attaques répétées du fer à souder se ploie, s’assouplit, se laisse diriger. </text:p>
      <text:p text:style-name="P30">Orge s'arc-boute <text:span text:style-name="T29">et</text:span> plante ses pieds fermement au sol <text:span text:style-name="T29">boueux </text:span>de l'Hordeaux. <text:span text:style-name="T29">Muscles tendus sous son poids.</text:span> <text:span text:style-name="T29">Il saisit la tige à plaine main et la maintient à bonne hauteur pour la soudure. La flamme l'éblouit, il ne lève pas les yeux. </text:span></text:p>
      <text:p text:style-name="P30">- <text:span text:style-name="T29">Continue ! Hurle-il</text:span></text:p>
      <text:p text:style-name="P30">Le feu jaillit <text:span text:style-name="T29">par</text:span> vague<text:span text:style-name="T29">s</text:span> successives du métal incandescent. <text:span text:style-name="T29">Esther insiste, sert les dents. Gerbes de lumières. La matière se fait moins brute. Elle s'apprivoise à mesure qu’Esther la parcoure, plusieurs fois, de haut en bas. <text:s text:c="2"/></text:span></text:p>
      <text:p text:style-name="P31">Le ciel est chargé. <text:span text:style-name="T30">Par delà</text:span> <text:span text:style-name="T30">l'</text:span>épais manteau nuageux, le soleil <text:span text:style-name="T30">étend ses doigts d'ambre sur la Ville Basse et caresse la lisière éloignée du Bois aux Ourses</text:span> <text:span text:style-name="T30">d'où s'élève une bien étrange fumée.</text:span> </text:p>
      <text:p text:style-name="P32">Orge n'en peut plus. Ses bras flanchent. Sa bouche s'ouvre comme pour gueuler. Mais rien n'en sort.</text:p>
      <text:p text:style-name="P31">- <text:span text:style-name="T31">Ok on arrête tout. Lâche Esther.</text:span></text:p>
      <text:p text:style-name="P32">Ses bras en croix, faisant de grands gestes pour se faire comprendre. Lise à l'autre bout de la cour obéit et coupe l'alimentation du poste à souder. Orge s’effondre à genoux dans la boue, respire comme un bœuf. Esther rattrape au vol la tige qui manque de tomber.</text:p>
      <text:p text:style-name="P32">- Bon s'était pas si compliqué… Conclue-elle en souriant, le visage maculés d'éclats argentés.</text:p>
      <text:p text:style-name="P32">- Parle pour toi et regarde mes mains plutôt.</text:p>
      <text:p text:style-name="P32">Orge, bougon, lui montre ses deux énormes paluches rougies et meurtries.</text:p>
      <text:p text:style-name="P32">- Si tu souffres mon chou tu peux toujours demander à <text:span text:style-name="T3">Émildä </text:span>ou Léonie de te faire un onguent. En attendant, moi, <text:span text:style-name="T32">il me reste à</text:span> fixer cette pièce. <text:s text:c="2"/></text:p>
      <text:p text:style-name="P37">Avec précaution, elle enserre la tige dans une pièce de bois échancrée au cœur. Le métal <text:span text:style-name="T33">en</text:span> épouse la courb<text:span text:style-name="T33">e,</text:span> <text:span text:style-name="T33">la fait crépiter, le froid s'habitue au chaud de l'acier.</text:span></text:p>
      <text:p text:style-name="P37"><text:span text:style-name="T33">De la vapeur. Esther fixe à l'une des extrémités un support souple et plat. À l'autre une articulation. Elle ajoute des tendons de corde et la jambe se trouve fin prête.</text:span></text:p>
      <text:p text:style-name="P37"><text:span text:style-name="T33">La bête attend à l'ombre du second garage de l'Hordeaux. Araignée de bois. </text:span></text:p>
      <text:p text:style-name="P37"><text:span text:style-name="T33">La greffe prend. <text:s text:c="2"/></text:span><text:s/></text:p>
      <text:p text:style-name="P6">- <text:span text:style-name="T33">Lise peux tu l’essayer s'il te plaît ? Tu fais à peut prêt la même taille que Merle …</text:span></text:p>
      <text:p text:style-name="P39">Lise escalade le squelette, il y a de petites encoches entre les jambes. Elle s’allonge à son sommet, à l'horizontale du sol, sa tête à hauteur de celle d'Esther. Il y a des emplacements pour les jambes, les bras, les cuisses.</text:p>
      <text:p text:style-name="P39">- Voilà, active le levier maintenant avec ta main et imagine que tu cherches à ramper ou quelque chose du genre.</text:p>
      <text:p text:style-name="P39">La bête se réveille, grogne un peu puis s'avance. Fais ses premiers pas dans la cours de l'Hordeaux.</text:p>
      <text:p text:style-name="P39">Des militants s'approchent pour admirer le spectacle. Esther en profite pour s'éloigner, pénètre dans le garage et se détaille en souriant face à un miroir à demi broyé. </text:p>
      <text:p text:style-name="P39">Il y a des vêtements propres qui sèchent non loin. Elle en attrape un, <text:span text:style-name="T19">non à la prolifération des armes</text:span>. Noir sur fond jaune. Elle sourie. Elle retire son haut tout transpirant et se change dans un des boxes attenants derrière un tas de carcasses. Ça lui colle à la peau. </text:p>
      <text:p text:style-name="P39">Il y a des griffes aux murs, des marques dans la pierre. <text:s/></text:p>
      <text:p text:style-name="P39">Dans la coure, Lise déambule toujours.</text:p>
      <text:p text:style-name="P39">Orge est arrivé.</text:p>
      <text:p text:style-name="P39">- Tu te souviens d'à quoi ressemblait une Ourse, Orge ?</text:p>
      <text:p text:style-name="P39">- Non. Pas la moindre idée.</text:p>
      <text:p text:style-name="P39">Esther sert dans son point la griffe.</text:p>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1-14T23:27:10.567454190</dc:date>
    <meta:editing-duration>PT5H56M44S</meta:editing-duration>
    <meta:editing-cycles>30</meta:editing-cycles>
    <meta:generator>LibreOffice/4.2.8.2$Linux_X86_64 LibreOffice_project/420m0$Build-2</meta:generator>
    <meta:document-statistic meta:table-count="0" meta:image-count="0" meta:object-count="0" meta:page-count="4" meta:paragraph-count="85" meta:word-count="2422" meta:character-count="13820" meta:non-whitespace-character-count="11422"/>
  </office:meta>
</office:document-meta>
</file>